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f10f5" officeooo:paragraph-rsid="000f10f5" style:font-weight-asian="bold" style:font-weight-complex="bold"/>
    </style:style>
    <style:style style:name="P2" style:family="paragraph" style:parent-style-name="Standard">
      <style:paragraph-properties fo:text-align="justify" style:justify-single-word="false"/>
      <style:text-properties officeooo:rsid="0010215f" officeooo:paragraph-rsid="0010215f"/>
    </style:style>
    <style:style style:name="P3" style:family="paragraph" style:parent-style-name="Standard">
      <style:paragraph-properties fo:text-align="justify" style:justify-single-word="false"/>
      <style:text-properties officeooo:rsid="000faefb" officeooo:paragraph-rsid="000faefb"/>
    </style:style>
    <style:style style:name="P4" style:family="paragraph" style:parent-style-name="Standard">
      <style:text-properties officeooo:rsid="000f10f5" officeooo:paragraph-rsid="000f10f5"/>
    </style:style>
    <style:style style:name="P5" style:family="paragraph" style:parent-style-name="Standard">
      <style:paragraph-properties fo:text-align="justify" style:justify-single-word="false"/>
      <style:text-properties officeooo:rsid="000f10f5" officeooo:paragraph-rsid="00123693"/>
    </style:style>
    <style:style style:name="P6" style:family="paragraph" style:parent-style-name="Standard">
      <style:paragraph-properties fo:text-align="justify" style:justify-single-word="false"/>
      <style:text-properties officeooo:rsid="00123693" officeooo:paragraph-rsid="00123693"/>
    </style:style>
    <style:style style:name="P7" style:family="paragraph" style:parent-style-name="Standard">
      <style:text-properties officeooo:rsid="0014f2b2" officeooo:paragraph-rsid="0014f2b2"/>
    </style:style>
    <style:style style:name="P8" style:family="paragraph" style:parent-style-name="Standard">
      <style:paragraph-properties fo:text-align="justify" style:justify-single-word="false"/>
      <style:text-properties officeooo:rsid="0016cc91" officeooo:paragraph-rsid="0016cc91"/>
    </style:style>
    <style:style style:name="T1" style:family="text">
      <style:text-properties officeooo:rsid="00100f48"/>
    </style:style>
    <style:style style:name="T2" style:family="text">
      <style:text-properties officeooo:rsid="00123693"/>
    </style:style>
    <style:style style:name="T3" style:family="text">
      <style:text-properties officeooo:rsid="001261b3"/>
    </style:style>
    <style:style style:name="T4" style:family="text">
      <style:text-properties officeooo:rsid="001419ce"/>
    </style:style>
    <style:style style:name="T5" style:family="text">
      <style:text-properties officeooo:rsid="0014f2b2"/>
    </style:style>
    <style:style style:name="T6" style:family="text">
      <style:text-properties officeooo:rsid="0016cc9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5">1.ANALYSE</text:span> </text:p>
      <text:p text:style-name="P4"/>
      <text:p text:style-name="P7">1.1 - Présentation du contexte et analyse du sujet</text:p>
      <text:p text:style-name="P7"/>
      <text:p text:style-name="P5"><text:tab/><text:span text:style-name="T1">Actuellement il existe peu voire aucun logiciels à jour permettant de calculer des routes réseaux, et encore moins de logiciels représentants la totalité d’un réseau sous forme de graphe orienté mathématique. Notre objectif étant d’analyser un réseau ( créé ou importé ) et de simuler des défaillances de celui-ci afin de calculer des routes alternatives ou des cycles pour y pallier.</text:span></text:p>
      <text:p text:style-name="P2">Évidemment le simple calcul de routes ou cycles ne suffit pas car il y a un grand nombre de choses à prendre en compte tels que le type du routeur : optique ou non, ou encore s’il est capable de multicast ou pas par exemple. </text:p>
      <text:p text:style-name="P2"><text:tab/>Pour pouvoir implémenter tout ce dont nous avons besoin nous allons donc étudier ce qui existe actuellement <text:span text:style-name="T2">ce qui</text:span> implique les logiciels de création de graphe, les langages de programmation et les bibliothèques qu’ils proposent, les algorithmes permettant de calculer des chemins entre deux points … etc.</text:p>
      <text:p text:style-name="P2"><text:tab/><text:span text:style-name="T2">Nous allons donc</text:span> effectuer des sélections afin de pouvoir concevoir <text:span text:style-name="T2">et réaliser</text:span> notre projet. <text:span text:style-name="T2">Pour ce faire l’analyse de l’existant va être le premier point qui va être abordé dans cette partie afin de pouvoir décider les outils que nous allons utiliser puis nous étudierons les besoins utilisateurs afin de pouvoir concevoir le meilleur logiciel possible.</text:span></text:p>
      <text:p text:style-name="P2"/>
      <text:p text:style-name="P2"><text:span text:style-name="T5">1.2 - Analyse de l’existant </text:span></text:p>
      <text:p text:style-name="P2"/>
      <text:p text:style-name="P6"><text:tab/>Comme énoncé précédemment il <text:span text:style-name="T3">existe peu de réseaux d’analyse de réseau qui calculent des cycles et des routes dans celui-ci ou bien ce ne sont pas des logiciels ouvert au public puisque ce sont des logiciels gérant la totalité d’un réseau d’un pays. Cependant ceux qui existent (tels que GNS3 ou encore WhatsupGold ) ne proposent que de gérer un réseau de type CISCO, ce qui ne nous intéresse pas ici car ce type de réseau est assez local c’est à dire qu’il gère tout ce qui est hub, switch, routeur … c’est toutefois un réseau qui peut s’étendre rapidement à grand échelle pour une entreprise. C’est cependant ce type de réseau qui est utilisé majoritairement dans le monde mais nous n’avons pas besoin de gérer tout ce qui est local car les réseaux qui vont être gérer grâce à notre logiciel seront de très grande échelle tels que celui de l’Amérique : Coronet (cf. figure n°x). Nous avons donc uniquement besoin de manipuler des routeurs et des connexions entre ces derniers ce qui est totalement différent de ce que proposent les logiciels énoncés plus haut. De ce fait nous ne nous baserons pas sur ces logiciels et leurs fonctionnement.</text:span></text:p>
      <text:p text:style-name="P6"><text:tab/><text:span text:style-name="T4">Nous allons ensuite revoir les différents langages informatique afin de choisir le plus approprié à nos besoins. Par la suite les logiciels permettant de visualiser des graphes seront analysés puisque nous traiterons uniquement des graphes qui seront interprétés comme des réseaux. D’autre part il va nous falloir analyser les différentes méthodes de calculs, algorithmes qui existent et qui nous permettrons d’implémenter les fonctionnalités que nous désirons. En effet il y a un très grand nombre d’algorithme de calcul de plus cours chemin entre deux sommet d’un graphe.Finalement, nous allons implémenter une interface graphique, il va <text:s/>donc falloir soit la coder en partant de rien soit en utilisant un logiciel permettant de réaliser cela qui va dépendre du langage choisit.</text:span></text:p>
      <text:p text:style-name="P6"/>
      <text:p text:style-name="P6"><text:span text:style-name="T4"><text:tab/>1.2.1 Analyse des langages et des bibliothèques de graphes</text:span></text:p>
      <text:p text:style-name="P6"/>
      <text:p text:style-name="P6"><text:tab/><text:span text:style-name="T6">Actuellement, un très grand nombre de langages permet de manipuler et gérer des graphes tels que le Python, le Java, le C++ … Il va cependant falloir choisir le plus approprié en fonction de nos besoins. Pour ce qui est de nos besoins, cela sera détaillé plus tard, il nous faut un langage permettant d’optimiser le plus nos fonctionnalités. Par exemple on peut choisir entre soit un court chemin entre deux points obtenu rapidement ou bien LE plus court chemin mais obtenu moins rapidement. Les 3 langages qui se démarquent sont les 3 énoncés plus haut : Python, Java et C++.</text:span></text:p>
      <text:p text:style-name="P8"><text:soft-page-break/>- Python :</text:p>
      <text:p text:style-name="P8"/>
      <text:p text:style-name="P8">- Java :</text:p>
      <text:p text:style-name="P8"/>
      <text:p text:style-name="P8">- C++ :</text:p>
      <text:p text:style-name="P8"/>
      <text:p text:style-name="P8">Choix : C++ </text:p>
      <text:p text:style-name="P8">Raisons :</text:p>
      <text:p text:style-name="P8"/>
      <text:p text:style-name="P6"/>
      <text:p text:style-name="P6"><text:tab/></text:p>
      <text:p text:style-name="P3"><text:tab/></text:p>
      <text:p text:style-name="P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6T11:58:18.742000174</meta:creation-date>
    <dc:date>2016-11-23T12:57:53.950415004</dc:date>
    <meta:editing-duration>PT16M19S</meta:editing-duration>
    <meta:editing-cycles>3</meta:editing-cycles>
    <meta:generator>LibreOffice/5.1.3.2$Linux_X86_64 LibreOffice_project/10m0$Build-2</meta:generator>
    <meta:document-statistic meta:table-count="0" meta:image-count="0" meta:object-count="0" meta:page-count="2" meta:paragraph-count="19" meta:word-count="667" meta:character-count="3970" meta:non-whitespace-character-count="3304"/>
  </office:meta>
</office:document-meta>
</file>